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8.767cm" fo:min-width="12.2cm"/>
    </style:style>
    <style:style style:name="gr2" style:family="graphic" style:parent-style-name="standard">
      <style:graphic-properties svg:stroke-color="#3465a4" draw:fill="solid" draw:fill-color="#cccccc" draw:textarea-horizontal-align="justify" draw:textarea-vertical-align="top" draw:auto-grow-height="false" fo:min-height="7.243cm" fo:min-width="3.691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274cm" fo:min-width="1.151cm"/>
    </style:style>
    <style:style style:name="gr5" style:family="graphic" style:parent-style-name="standard">
      <style:graphic-properties draw:fill="solid" draw:fill-color="#dddddd" draw:textarea-horizontal-align="justify" draw:textarea-vertical-align="top" draw:auto-grow-height="false" fo:min-height="1.274cm" fo:min-width="1.151cm"/>
    </style:style>
    <style:style style:name="gr6" style:family="graphic" style:parent-style-name="standard">
      <style:graphic-properties draw:fill="solid" draw:fill-color="#dddddd" draw:textarea-horizontal-align="justify" draw:textarea-vertical-align="top" draw:auto-grow-height="false" fo:min-height="1.147cm" fo:min-width="1.151cm"/>
    </style:style>
    <style:style style:name="gr7" style:family="graphic" style:parent-style-name="standard">
      <style:graphic-properties draw:fill="solid" draw:fill-color="#dddddd" draw:textarea-horizontal-align="justify" draw:textarea-vertical-align="top" draw:auto-grow-height="false" fo:min-height="1.401cm" fo:min-width="1.151cm"/>
    </style:style>
    <style:style style:name="gr8" style:family="graphic" style:parent-style-name="standard">
      <style:graphic-properties draw:fill="solid" draw:fill-color="#ff0000" draw:textarea-vertical-align="middle" draw:auto-grow-height="false" fo:min-height="0cm" fo:min-width="0cm"/>
    </style:style>
    <style:style style:name="gr9" style:family="graphic" style:parent-style-name="objectwithoutfill">
      <style:graphic-properties svg:stroke-color="#2a6099" draw:marker-end="Arrow_20_concave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00a933" draw:marker-end="Arrow_20_concave" draw:marker-end-width="0.3cm" draw:fill="none" draw:textarea-vertical-align="middle"/>
    </style:style>
    <style:style style:name="gr11" style:family="graphic" style:parent-style-name="standard">
      <style:graphic-properties draw:fill="solid" draw:fill-color="#5eb91e" draw:textarea-horizontal-align="justify" draw:textarea-vertical-align="top" draw:auto-grow-height="false" fo:min-height="1.274cm" fo:min-width="1.151cm"/>
    </style:style>
    <style:style style:name="gr12" style:family="graphic" style:parent-style-name="objectwithoutfill">
      <style:graphic-properties svg:stroke-color="#00a933" draw:marker-start="Arrow" draw:marker-start-width="0.254cm" draw:marker-end="Arrow" draw:fill="none" draw:textarea-vertical-align="middle"/>
    </style:style>
    <style:style style:name="gr13" style:family="graphic" style:parent-style-name="objectwithoutfill">
      <style:graphic-properties draw:stroke="dash" draw:stroke-dash="Ultrafine_20_Dashed" svg:stroke-color="#00a933" draw:marker-start="Arrow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57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top="0.051cm" fo:margin-bottom="0cm" fo:text-align="center"/>
    </style:style>
    <style:style style:name="P3" style:family="paragraph">
      <loext:graphic-properties draw:fill="solid" draw:fill-color="#cccccc"/>
      <style:paragraph-properties fo:margin-top="0.051cm" fo:margin-bottom="0cm"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5eb91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9.017cm" svg:x="0.762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91cm" svg:height="7.493cm" svg:x="8.128cm" svg:y="1.143cm">
          <text:p text:style-name="P2"><text:span text:style-name="T1">Private cluster</text:span></text:p>
          <text:p text:style-name="P2"><text:span text:style-name="T1">name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91cm" svg:height="7.493cm" svg:x="3.048cm" svg:y="1.143cm">
          <text:p text:style-name="P2"><text:span text:style-name="T1">Public cluster</text:span></text:p>
          <text:p text:style-name="P2"><text:span text:style-name="T1">namespa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27cm" svg:height="0.001cm" svg:x="9.509cm" svg:y="17.2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651cm" svg:height="1.524cm" svg:x="4.191cm" svg:y="4.953cm">
          <text:p text:style-name="P4"><text:span text:style-name="T2">Product</text:span></text:p>
          <text:p text:style-name="P4"><text:span text:style-name="T2">pag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51cm" svg:height="1.524cm" svg:x="9.271cm" svg:y="4.953cm">
          <text:p text:style-name="P4"><text:span text:style-name="T2">Detail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651cm" svg:height="1.397cm" svg:x="4.191cm" svg:y="6.858cm">
          <text:p text:style-name="P4"><text:span text:style-name="T2">Ratings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5" draw:layer="layout" svg:width="1.651cm" svg:height="1.651cm" svg:x="9.271cm" svg:y="6.731cm">
            <text:p text:style-name="P4"><text:span text:style-name="T2">Reviews</text:span></text:p>
            <text:p text:style-name="P4"><text:span text:style-name="T2">v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0.381cm" svg:height="0.33cm" svg:x="9.398cm" svg:y="7.94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6" draw:layer="layout" svg:width="0.381cm" svg:height="0.33cm" svg:x="9.906cm" svg:y="7.94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" draw:text-style-name="P6" draw:layer="layout" svg:width="0.381cm" svg:height="0.33cm" svg:x="10.414cm" svg:y="7.94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line draw:style-name="gr9" draw:text-style-name="P7" draw:layer="layout" svg:x1="1.016cm" svg:y1="5.715cm" svg:x2="4.191cm" svg:y2="5.715cm">
          <text:p text:style-name="P4"><text:span text:style-name="T2">Requests <text:s text:c="11"/></text:span></text:p>
          <text:p text:style-name="P4"><text:span text:style-name="T2"/></text:p>
        </draw:line>
        <draw:line draw:style-name="gr10" draw:text-style-name="P8" draw:layer="layout" svg:x1="5.842cm" svg:y1="5.715cm" svg:x2="9.271cm" svg:y2="5.715cm">
          <text:p/>
        </draw:line>
        <draw:line draw:style-name="gr10" draw:text-style-name="P8" draw:layer="layout" svg:x1="5.842cm" svg:y1="6.096cm" svg:x2="9.271cm" svg:y2="7.239cm">
          <text:p/>
        </draw:line>
        <draw:line draw:style-name="gr10" draw:text-style-name="P8" draw:layer="layout" svg:x1="9.271cm" svg:y1="7.62cm" svg:x2="5.842cm" svg:y2="7.62cm">
          <text:p/>
        </draw:line>
        <draw:custom-shape draw:style-name="gr11" draw:text-style-name="P9" draw:layer="layout" svg:width="1.651cm" svg:height="1.524cm" svg:x="4.191cm" svg:y="3.048cm">
          <text:p text:style-name="P4"><text:span text:style-name="T2">Skuppe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651cm" svg:height="1.524cm" svg:x="9.271cm" svg:y="3.048cm">
          <text:p text:style-name="P4"><text:span text:style-name="T2">Skupper</text:span>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842cm" svg:y1="3.937cm" svg:x2="9.271cm" svg:y2="3.937cm">
          <text:p/>
        </draw:line>
        <draw:line draw:style-name="gr13" draw:text-style-name="P8" draw:layer="layout" svg:x1="7.747cm" svg:y1="7.747cm" svg:x2="7.747cm" svg:y2="8.89cm">
          <text:p/>
        </draw:line>
        <draw:frame draw:style-name="gr14" draw:text-style-name="P10" draw:layer="layout" svg:width="5.842cm" svg:height="0.607cm" svg:x="5.207cm" svg:y="8.89cm">
          <draw:text-box>
            <text:p><text:span text:style-name="T3">Requests forwarded by Skup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9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18:44.071564656</meta:creation-date>
    <meta:generator>LibreOffice/6.1.6.3$Linux_X86_64 LibreOffice_project/10$Build-3</meta:generator>
    <dc:date>2019-09-16T11:30:09.752991133</dc:date>
    <meta:editing-duration>PT44M1S</meta:editing-duration>
    <meta:editing-cycles>7</meta:editing-cycles>
    <meta:document-statistic meta:object-count="21"/>
  </office:meta>
</office:document-meta>
</file>